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list-style-name="L1"/>
    <style:style style:name="P4" style:family="paragraph" style:parent-style-name="Standard" style:list-style-name="L2"/>
    <style:style style:name="T1" style:family="text">
      <style:text-properties style:text-position="super 58%"/>
    </style:style>
    <style:style style:name="T2" style:family="text">
      <style:text-properties fo:background-color="#ffff00"/>
    </style:style>
    <style:style style:name="T3" style:family="text">
      <style:text-properties fo:background-color="#ffff00" loext:char-shading-value="0"/>
    </style:style>
    <style:style style:name="T4" style:family="text">
      <style:text-properties fo:background-color="#ff66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652565187375519533" text:style-name="L1">
        <text:list-item>
          <text:p text:style-name="P3">Timing (should be ~25 minutes).</text:p>
        </text:list-item>
        <text:list-item>
          <text:p text:style-name="P3">Practice until the text comes naturally!</text:p>
        </text:list-item>
      </text:list>
      <text:p text:style-name="Standard"/>
      <text:p text:style-name="Standard">1 Title</text:p>
      <text:p text:style-name="Standard">Good morning. I would like to start off by thanking the organizers of this session for their invitation and especially for their having put together such an exciting group of speakers for this session.</text:p>
      <text:p text:style-name="Standard"/>
      <text:p text:style-name="Standard">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standard Galerkin finite element methods for the solution of elliptic partial differential equations (PDEs) arises from the relation between the variational formulations and the minimization of an energy functional. This is well established and many stable and optimally convergent finite element methods in both the continuous and discontinuous Galerkin settings have been proposed in this setting.</text:p>
      <text:p text:style-name="Standard"/>
      <text:p text:style-name="Standard">In the case of convection-dominated or purely hyperbolic PDEs, additional stabilization is required in regions of high local Peclet/Reynolds number. While the need for this stabilization is understood, the specific form which it should take in order to guarantee both stable and optimally convergent discretizations is <text:s/>neither generally provided nor utilized in the few instances in which results are available. For the purposes of this talk, we will restrict the discussion to the introduction of the stabilization either though the introduction of suitably chosen numerical fluxes or through a modification to the test space, resulting in a Petrov-Galerkin method. </text:p>
      <text:p text:style-name="Standard"/>
      <text:p text:style-name="Standard">Taking the linear advection equation as a model problem, our goal is to present our initial investigation into determining the optimal form of stabilization (to be subsequently defined). We are still at the beginning of our investigation of how these concepts may be applied to our ultimate goal of providing advantages compared to existing discretizations for the compressible Navier-Stokes equations. For that reason we are very open to suggestions and discussion. It is our sincere hope that this talk will leave you with interesting ideas which you are able to apply to your own research.</text:p>
      <text:p text:style-name="Standard"/>
      <text:p text:style-name="Standard"/>
      <text:p text:style-name="Standard">3 Outline</text:p>
      <text:p text:style-name="Standard">We now present our outline.</text:p>
      <text:p text:style-name="Standard"/>
      <text:p text:style-name="Standard">We will first outline the methods under consideration with detailed discussion of the related theory. We have specifically considered: the discontinuous Galerkin method with upwind numerical fluxes, the discontinuous Petrov-Galerkin method of Demkowicz et al. with various test norms, and the optimal trial Petrov-Galerkin method recently formulated by Brunken et al.</text:p>
      <text:p text:style-name="Standard"/>
      <text:p text:style-name="Standard">Defining the optimal stabilization as that resulting in the computed solution being the L2 projection of the exact solution, it will be clear from the presentation that the trend will be towards using a stronger norm for the test space and a weaker norm for the trial space used in the discrete inf-sup condition and then attempting to force the continuity and inf-sup constants to take values of 1.</text:p>
      <text:p text:style-name="Standard"><text:soft-page-break/></text:p>
      <text:p text:style-name="Standard">We will then present several numerical results comparing the performance of each of the methods for one and two dimensional problems and end with a discussion on the limitations which we have encountered and outline of our 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respectively, which are assumed to be Hilbert spaces, and where the bilinear form 'b' and the linear form 'l' correspond to a particular variational formulation. Note that we have inverted the standard notation of writing the test variable 2<text:span text:style-name="T1">nd</text:span> 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i.e. that we do not have non-zero loads for test functions resulting in a vanishing bilinear form). Then by the Banach-Necas-Babuska theorem the problem is well-posed (has a unique solution, u, that depends continuously on the data). Note that primes are used to denote dual spaces.</text:p>
      <text:p text:style-name="Standard"/>
      <text:p text:style-name="Standard"/>
      <text:p text:style-name="Standard">5 Abstract Functional Setting – Discrete</text:p>
      <text:p text:style-name="Standard">Letting variables with 'h' subscripts denote finite dimensional (or discrete) quantities and choosing discrete trial and test spaces which are subsets of the continuous spaces, we obtain the discrete variational problem. If a discrete version of the inf-sup condition holds, then the discrete problem is well-posed and satisfies the following error estimate for which we offer a quick proof as it emphasizes the importance of the continuity and inf-sup constants.</text:p>
      <text:p text:style-name="Standard"/>
      <text:p text:style-name="Standard">6 Quick Proof <text:span text:style-name="T3">(Filler)</text:span></text:p>
      <text:p text:style-name="Standard">For the purposes of completeness we offer a quick proof of the above error estimate. Beginning with the discrete inf-sup condition and substituting the following choice for u_h into all relevant terms we obtain the first line of the inequality below. The linearity of the bilinear form then allows us to add and subtract the exact solution. As a result of Galerkin orthogonality, the second term in the numerator is equal to zero. Using the continuity condition and cancelling the term in the test space from the numerator and the denominator, we obtain the last inequality.</text:p>
      <text:p text:style-name="Standard"/>
      <text:p text:style-name="Standard">7 Quick Proof <text:span text:style-name="T3">(Filler)</text:span></text:p>
      <text:p text:style-name="Standard">We can then use the triangle inequality and that just obtained to recover the error estimate, noting that it has been demonstrated that the additional 1 can be removed in the Hilbert space setting.</text:p>
      <text:p text:style-name="Standard"/>
      <text:p text:style-name="Standard">Several points are now of note. First, it can be seen that the computed solution is the best approximation to the exact solution in the trial space norm set according to the continuity and inf-sup conditions. If the trial norm is given by the L2 norm and the continuity and inf-sup constants are independent of the mesh size, it is thus observed that the computed solution will converge optimally in the L2 norm. This will be a focus later in the presentation. </text:p>
      <text:p text:style-name="Standard"/>
      <text:p text:style-name="P1">Download the Xu paper and review why the 1 can be removed.</text:p>
      <text:p text:style-name="P1"/>
      <text:p text:style-name="P2">8 Selection of Norms</text:p>
      <text:p text:style-name="Standard"><text:soft-page-break/></text:p>
      <text:p text:style-name="Standard">Second, a case of particular interest occurs when noting that the computed solution will be given by the best approximation in the trial norm when the continuity and inf-sup constants are equal. It has been proven that the continuity and inf-sup constants being equal to one implies the existence of corresponding solution-dependent test functions, termed optimal test functions, and trial and test spaces. In what follows, it will be shown that the optimal trial Petrov-Galerkin method has the choice of norms for the two spaces dictated by applying the Cauchy-Scwarz inequality to the continuity condition and making an appropriate choice such that equality is obtained. We characterize this choice with the description of the norms being naturally induced by the problem.</text:p>
      <text:p text:style-name="Standard"/>
      <text:p text:style-name="Standard">We also point out, despite it not being the case for the methods considered in this talk, that the satisfaction of the continuous inf-sup condition does not necessarily imply the satisfaction of the discrete condition; it will thus be beneficial to choose the test space such that the supremum in the discrete inf-sup condition is realized, which is the primary motivation behind the discontinuous Petrov-Galerkin method.</text:p>
      <text:p text:style-name="Standard"/>
      <text:p text:style-name="Standard">Finally, while not yet encounted in our own investigations, we note in the case of singular perturbation problems that certain choices of test norms resulted in test functions forming steep boundary layers within elements and becoming difficult to resolve. </text:p>
      <text:p text:style-name="Standard"/>
      <text:p text:style-name="Standard"/>
      <text:p text:style-name="Standard">9 Selection of Norms</text:p>
      <text:p text:style-name="Standard">Once a test norm is selected, optimal test functions are computed for components of the trial space. </text:p>
      <text:p text:style-name="Standard">Defining the map from trial to test space, T, using the test space inner product, then the optimal test space is given by the solution to this linear system for each of the discrete trial functions. </text:p>
      <text:p text:style-name="Standard"/>
      <text:p text:style-name="Standard">Discrete versions of these equations can then be used to compute optimal test functions for the solution. Note that the continuous test space is still used above and the specific choice of discrete test space is made according to the practical realization of the method.</text:p>
      <text:p text:style-name="Standard"/>
      <text:p text:style-name="Standard">This presentation corresponds to the stabilization introduced through the variation of the test space. The alternative which we consider based on the introduction of stabilization through the choice of suitably chosen numerical flux can also be interpretted in a similar manner. We consider this approach only in the context of the discontinous Galerkin method where the trial and test space are equal, and it is very interesting to interpret the well-posedness of the upwind method in terms of the corresponding trial and test norms required for boundedness and stability which have been shown to lead to sub-optimal convergence estimates.</text:p>
      <text:p text:style-name="Standard"/>
      <text:p text:style-name="Standard"/>
      <text:p text:style-name="Standard">Interlude</text:p>
      <text:p text:style-name="Standard">With the above abstract theory in place, we now move on to the description of the specific methods considered in this work.</text:p>
      <text:p text:style-name="Standard"/>
      <text:p text:style-name="Standard">10 Model Problem</text:p>
      <text:p text:style-name="Standard">The model problem considered here is the steady linear advection equation. We denote the solution as 'u', the advection velocity as 'b', the source term as 's', and outward pointing unit normal vectors by 'n'.</text:p>
      <text:p text:style-name="Standard"/>
      <text:p text:style-name="Standard">The weak formulation is obtained by partitioning the domain into volumes, 'V', and integrating the above with respect to a test function 'v'. Derivatives are moved to the test functions by integrating by <text:soft-page-break/>parts once. The single-valued numerical fluxes, denoted by f*, have been introduced to enforce the coupling between adjacent elements and will either be explicitly specified or solved for in the methods to be subsequently presented. </text:p>
      <text:p text:style-name="Standard"/>
      <text:p text:style-name="Standard">In preparation for the specification of the norms, we reformulate the above in terms of contributions over mesh faces as opposed to over volume boundaries with double square brackets denoting the standard jump operator.</text:p>
      <text:p text:style-name="Standard"/>
      <text:p text:style-name="Standard"/>
      <text:p text:style-name="Standard">11 The Discontinuous Petrov-Galerkin Method</text:p>
      <text:p text:style-name="Standard">The discontinuous Petrov-Galerkin method was originally proposed by Demkowicz et al. in 2010. From the previous discussion regarding the desire of having the weakest possible norm for the trial space, we note that it is desirable to move derivatives in the bilinear form to the test space. Performing integration by parts, we obtain the formal L2 adjoint and subsequently define the adjoint graph space as that where all terms in the operator form of the adjoint problem are bounded. We say that the test space is H_b conforming when it is equal to the adjoint graph space.</text:p>
      <text:p text:style-name="Standard"/>
      <text:p text:style-name="Standard"/>
      <text:p text:style-name="Standard">12 The Discontinuous Petrov-Galerkin Method</text:p>
      <text:p text:style-name="Standard">We note from the abstract analysis above that no assumptions were yet made on the conformity of the trial and test spaces. As the eventual goal of the methodology is to solve for the solution over a tessellation of the discretized domain consisting of elements (also referred to as volumes), we</text:p>
      <text:p text:style-name="Standard">note that using an H_b-conforming test space results in each of the optimal test functions potentially having global support. </text:p>
      <text:p text:style-name="Standard"/>
      <text:p text:style-name="Standard">In order to make the method practical, the discontinous Petrov-Galerkin method employs broken energy spaces such that the required inversion of the Riesz operator for the computation of optimal test functions can be done elementwise.</text:p>
      <text:p text:style-name="Standard"/>
      <text:p text:style-name="Standard">Discrete test spaces are thus most commonly chosen from piecewise polynomial spaces.</text:p>
      <text:p text:style-name="Standard"/>
      <text:p text:style-name="Standard"/>
      <text:p text:style-name="Standard">13 Investigated norms</text:p>
      <text:p text:style-name="Standard">For the purposes of this study, we have investigated the following test norms, specifically the L2, H1, H1 along characteristics and graph norms. It is generally difficult to ascertain the specific form of the trial norm for each of the chosen test norms, however <text:span text:style-name="T4">we will briefly show that selection of the graph norm results in polynomial test functions for which the trial norm measures the solution in the L2 norm, in the one-dimensional case.</text:span> <text:span text:style-name="T2">Implement the last norm!</text:span></text:p>
      <text:p text:style-name="Standard"/>
      <text:p text:style-name="Standard"/>
      <text:p text:style-name="Standard">14 The Discontinuous Petrov-Galerkin Method</text:p>
      <text:p text:style-name="Standard">We conclude the introduction to the DPG method with a few of its noteworthy characteristics. </text:p>
      <text:p text:style-name="Standard"/>
      <text:p text:style-name="Standard">First, it has been shown that the general Petrov-Galerkin methodoloy outlined in the abstract setting is a subset of the practical DPG methodology. This implies that when both formulations are uniquely solvable, their solutions coincide. </text:p>
      <text:p text:style-name="Standard"/>
      <text:p text:style-name="Standard">We also note, in comparison to the discontinous Galerkin method, that the required selection of a suitable numerical flux has been replaced with the choice of test norm. However, we do note that the <text:soft-page-break/>flexibility in the test space allows for the recovery of optimally convergence solutions in the L2 norm in at least one case which has been used to demonstrate the sharpness of the sub-optimality when using the upwind discontinous Galerkin method.</text:p>
      <text:p text:style-name="Standard"/>
      <text:p text:style-name="Standard">Finally, regarding the practical implementation, when also choosing the trial space to be discontinuous, additional trace unknowns are introduced on internal faces allowing for static condensation of volume degrees of freedom in the global system solve similar to the hybridizable discontinuous Galerkin method.</text:p>
      <text:p text:style-name="Standard"/>
      <text:p text:style-name="Standard"/>
      <text:p text:style-name="Standard">15 The Optimal Trial Petrov-Galerkin Method</text:p>
      <text:p text:style-name="Standard">The original formulation of the optimal trial Petrov-Galerkin method considered here was performed by Brunken et al. quite recently. It is largely based on similar motivations to those of the DPG method but with a stricter constraint on the choice of test norm. In fact, this is the method for which the test norm is chosen as that which is naturally induced by the problem such that the continuity and inf-sup constants are both equal to one and such that the trial norm corresponds to the L2 norm.</text:p>
      <text:p text:style-name="Standard"/>
      <text:p text:style-name="Standard"/>
      <text:p text:style-name="Standard">16 OPG Formulation</text:p>
      <text:p text:style-name="Standard">Proceeding, we apply the Cauchy-Schwarz inequality to the bilinear form and, after separating terms, obtain the naturally induced test and trial space norms. For the unity constants, we require equality and thus define the test space according to the following equations so that this is achieved.</text:p>
      <text:p text:style-name="Standard"/>
      <text:p text:style-name="Standard">Note that the formulation is simplified in the case of using a conforming test space where the jumps are not present.</text:p>
      <text:p text:style-name="Standard"/>
      <text:p text:style-name="Standard"/>
      <text:p text:style-name="Standard">17 OPG <text:s/>Formulation</text:p>
      <text:p text:style-name="Standard">Finally, imposing sufficient conditions on the test space, notably in the selection of the discrete basis and with the imposition of adjoint boundary conditions (on the outflow portion of the domain), an equivalent problem is obtained from the original where now it is the test functions (having global support) which are solved for and from which the solution is then computed through the application of the adjoint operator.</text:p>
      <text:p text:style-name="Standard"/>
      <text:p text:style-name="Standard">Upon first inspection, the method appears to be truly fantastic, with the computed solution being given by the L2 projection of the exact solution. However, we will highlight, when discussing the results, two major drawbacks which we encountered, notably</text:p>
      <text:list xml:id="list8719872557751709772" text:style-name="L2">
        <text:list-item>
          <text:p text:style-name="P4">that the imposition of the physically motivated outflow boundaries results in an over-constraint for the test space, and</text:p>
        </text:list-item>
        <text:list-item>
          <text:p text:style-name="P4">that the convergence rate of the solution is sub-optimal by a full order when solving with a global system having the same size as that of the discontinuous Galerkin method.</text:p>
        </text:list-item>
      </text:list>
      <text:p text:style-name="Standard"/>
      <text:p text:style-name="Standard">18 DG</text:p>
      <text:p text:style-name="Standard">The discontinuous Galerkin method is obtain from the general problem statement by specifying the single-valued interface flux based on the upwind solution value. For convenience regarding the comparison with the test space stabilization, we present the alternative formulation based on the penalization of interface jumps. </text:p>
      <text:p text:style-name="Standard"/>
      <text:p text:style-name="Standard">The first interface term, which can be interpreted in the sense of using a central numerical flux, is <text:soft-page-break/>added to ensure the satisfaction of a discrete coercivity constraint in the norm shown here. While stability is achieved, additional terms in the norm required for continuity result in the h-convergence being sub-optimal by a full order. The second interface term is thus added to strengthen the stability of the bilinear form to arrive at an error estimate which is closer to being optimal; in terms of a numerical flux, this approach is identical to using the upwind numerical flux.</text:p>
      <text:p text:style-name="Standard"/>
      <text:p text:style-name="Standard">19 DG</text:p>
      <text:p text:style-name="Standard">The following norms have been used to establish stability and boundedness for the upwind DG method. <text:s/>Leading to a sharp error estimate for L2 solution convergence in the 1<text:span text:style-name="T1">st</text:span> upwind norm at a rate of which is sub-optimal by one half with mesh refinement.</text:p>
      <text:p text:style-name="Standard"/>
      <text:p text:style-name="Standard">What we would like you to take away from this slide is that, for DG formulation, coercivity is used in place of the inf-sup stability condition because the trial and test spaces are the same. As the stabilization is strengthened in the test space, so is the norm being used to measure the solution. With the previous discussion of the Petrov-Galerkin methods in mind, this can be interpreted as a counteracting of the trend towards using stronger norms in the test space and __weaker__ norms in the trial space to achieve optimal solution convergence in L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scussion (limitations):</text:p>
      <text:p text:style-name="Standard">OPG: </text:p>
      <text:p text:style-name="Standard">Would like to choose test space degree one higher than solution to obtain optimal solution convergence. This results in larger system to solve (p+1) but also results in non-trivial NULL space for dim &gt; 1. To avoid non-trivial NULL space, u \ne – b (dot) grad(w) as in Dahmen, but now an iterative method is required for a linear problem and the convergence “seemed” quite slow...</text:p>
      <text:p text:style-name="Standard">Requirement for non-standard spaces for the problem (boundary conditions on $w$ over-constrain the solution for for both L2 and C0 test spaces.</text:p>
      <text:p text:style-name="Standard"/>
      <text:p text:style-name="Standard"/>
      <text:p text:style-name="Standard"/>
      <text:p text:style-name="Standard"/>
      <text:p text:style-name="Standard"/>
      <text:p text:style-name="Standard">Discussion of optimal test functions being discontinuous with multiple inflow faces =&gt; Motivation for Brunken to compute solution based on test space which is local polynomials.</text:p>
      <text:p text:style-name="Standard"/>
      <text:p text:style-name="Standard">Contrast DG norm for inf-sup with that of OPG/DPG where the solution norm is not limited to L2 meaning that convergence is not optimal in the L2 norm, but only in the selected U norm (demonstrably sub-optimal from Peterson).</text:p>
      <text:p text:style-name="Standard"/>
      <text:p text:style-name="Standard"/>
      <text:p text:style-name="Standard">Additional topics:</text:p>
      <text:p text:style-name="Standard">Euler DPG very difficult to converge, required enforcement of conservation using Lagrange multipliers <text:soft-page-break/>(show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Zwanenburg</meta:initial-creator>
    <meta:creation-date>2018-07-03T13:02:23</meta:creation-date>
    <dc:date>2018-07-04T15:16:28</dc:date>
    <meta:editing-duration>PT11H50M44S</meta:editing-duration>
    <meta:editing-cycles>37</meta:editing-cycles>
    <meta:generator>OpenOffice/4.1.3$Unix OpenOffice.org_project/413m1$Build-9783</meta:generator>
    <dc:creator>Philip Zwanenburg</dc:creator>
    <meta:document-statistic meta:table-count="0" meta:image-count="0" meta:object-count="0" meta:page-count="7" meta:paragraph-count="80" meta:word-count="2843" meta:character-count="17705"/>
  </office:meta>
</office:document-meta>
</file>